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11000" calcext:value-type="float">
            <text:p>11000</text:p>
          </table:table-cell>
          <table:table-cell table:formula="of:=SUM([.$B$2:.$B37])" office:value-type="float" office:value="64000" calcext:value-type="float">
            <text:p>64000</text:p>
          </table:table-cell>
          <table:table-cell table:style-name="ce2" table:formula="of:=AVERAGE([.$B$2:.$B37])" office:value-type="float" office:value="1777.77777777778" calcext:value-type="float">
            <text:p>1777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6100" calcext:value-type="float">
            <text:p>6100</text:p>
          </table:table-cell>
          <table:table-cell table:formula="of:=SUM([.$B$2:.$B38])" office:value-type="float" office:value="70100" calcext:value-type="float">
            <text:p>70100</text:p>
          </table:table-cell>
          <table:table-cell table:style-name="ce2" table:formula="of:=AVERAGE([.$B$2:.$B38])" office:value-type="float" office:value="1894.59459459459" calcext:value-type="float">
            <text:p>1894.6</text:p>
          </table:table-cell>
          <table:table-cell office:value-type="string" calcext:value-type="string">
            <text:p>Fourth chapter final review – 26000</text:p>
          </table:table-cell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70100" calcext:value-type="float">
            <text:p>70100</text:p>
          </table:table-cell>
          <table:table-cell table:style-name="ce2" table:formula="of:=AVERAGE([.$B$2:.$B39])" office:value-type="float" office:value="1844.73684210526" calcext:value-type="float">
            <text:p>1844.7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4600" calcext:value-type="float">
            <text:p>4600</text:p>
          </table:table-cell>
          <table:table-cell table:formula="of:=SUM([.$B$2:.$B40])" office:value-type="float" office:value="74700" calcext:value-type="float">
            <text:p>74700</text:p>
          </table:table-cell>
          <table:table-cell table:style-name="ce2" table:formula="of:=AVERAGE([.$B$2:.$B40])" office:value-type="float" office:value="1915.38461538462" calcext:value-type="float">
            <text:p>1915.4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7100" calcext:value-type="float">
            <text:p>7100</text:p>
          </table:table-cell>
          <table:table-cell table:formula="of:=SUM([.$B$2:.$B41])" office:value-type="float" office:value="81800" calcext:value-type="float">
            <text:p>81800</text:p>
          </table:table-cell>
          <table:table-cell table:style-name="ce2" table:formula="of:=AVERAGE([.$B$2:.$B41])" office:value-type="float" office:value="2045" calcext:value-type="float">
            <text:p>2045.0</text:p>
          </table:table-cell>
          <table:table-cell office:value-type="string" calcext:value-type="string">
            <text:p>Fifth chapter sent for review – 11700</text:p>
          </table:table-cell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81800" calcext:value-type="float">
            <text:p>81800</text:p>
          </table:table-cell>
          <table:table-cell table:style-name="ce2" table:formula="of:=AVERAGE([.$B$2:.$B42])" office:value-type="float" office:value="1995.12195121951" calcext:value-type="float">
            <text:p>1995.1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81800" calcext:value-type="float">
            <text:p>81800</text:p>
          </table:table-cell>
          <table:table-cell table:style-name="ce2" table:formula="of:=AVERAGE([.$B$2:.$B43])" office:value-type="float" office:value="1947.61904761905" calcext:value-type="float">
            <text:p>1947.6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81800" calcext:value-type="float">
            <text:p>81800</text:p>
          </table:table-cell>
          <table:table-cell table:style-name="ce2" table:formula="of:=AVERAGE([.$B$2:.$B44])" office:value-type="float" office:value="1902.32558139535" calcext:value-type="float">
            <text:p>1902.3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81800" calcext:value-type="float">
            <text:p>81800</text:p>
          </table:table-cell>
          <table:table-cell table:style-name="ce2" table:formula="of:=AVERAGE([.$B$2:.$B45])" office:value-type="float" office:value="1859.09090909091" calcext:value-type="float">
            <text:p>1859.1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81800" calcext:value-type="float">
            <text:p>81800</text:p>
          </table:table-cell>
          <table:table-cell table:style-name="ce2" table:formula="of:=AVERAGE([.$B$2:.$B46])" office:value-type="float" office:value="1817.77777777778" calcext:value-type="float">
            <text:p>1817.8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81800" calcext:value-type="float">
            <text:p>81800</text:p>
          </table:table-cell>
          <table:table-cell table:style-name="ce2" table:formula="of:=AVERAGE([.$B$2:.$B47])" office:value-type="float" office:value="1778.26086956522" calcext:value-type="float">
            <text:p>1778.3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01:42:15.292406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16T01:51:23.871638306</dc:date>
    <meta:editing-duration>PT6H39M43S</meta:editing-duration>
    <meta:editing-cycles>26</meta:editing-cycles>
    <meta:generator>LibreOffice/5.1.6.2$Linux_X86_64 LibreOffice_project/10m0$Build-2</meta:generator>
    <meta:document-statistic meta:table-count="1" meta:cell-count="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297cm" svg:y="2.129cm" svg:width="21.905cm" svg:height="8.213cm">
          <chartooo:coordinate-region svg:x="2.474cm" svg:y="2.328cm" svg:width="20.541cm" svg:height="7.815cm"/>
          <chart:axis chart:dimension="x" chart:name="primary-x" chart:style-name="ch5">
            <chart:title svg:x="11.848cm" svg:y="10.582cm" chart:style-name="ch6">
              <text:p>Time</text:p>
            </chart:title>
          </chart:axis>
          <chart:axis chart:dimension="y" chart:name="primary-y" chart:style-name="ch5">
            <chart:title svg:x="0.264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0">
                <text:p>6100</text:p>
              </table:table-cell>
              <table:table-cell office:value-type="float" office:value="1894.59459459459">
                <text:p>1894.59459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844.73684210526">
                <text:p>1844.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0">
                <text:p>4600</text:p>
              </table:table-cell>
              <table:table-cell office:value-type="float" office:value="1915.38461538462">
                <text:p>1915.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00">
                <text:p>710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995.12195121951">
                <text:p>1995.12195121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947.61904761905">
                <text:p>1947.61904761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902.32558139535">
                <text:p>1902.32558139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859.09090909091">
                <text:p>1859.0909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817.77777777778">
                <text:p>1817.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778.26086956522">
                <text:p>1778.26086956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